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style:text-position="sub 58%"/>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text-position="sub 58%"/>
    </style:style>
    <style:style style:name="T132" style:family="text">
      <style:text-properties fo:font-style="italic" style:font-style-asian="italic" style:font-style-complex="italic" style:text-position="sub 58%"/>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text-position="sub 58%"/>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style>
    <style:style style:name="T147" style:family="text">
      <style:text-properties style:text-position="sub 58%"/>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position="sub 58%"/>
    </style:style>
    <style:style style:name="T157" style:family="text">
      <style:text-properties fo:font-style="italic" style:font-style-asian="italic" style:font-style-complex="italic" style:text-position="sub 58%"/>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text-position="sub 58%"/>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style:text-position="sub 58%"/>
    </style:style>
    <style:style style:name="T165" style:family="text">
      <style:text-properties style:text-position="sub 58%"/>
    </style:style>
    <style:style style:name="T166" style:family="text">
      <style:text-properties style:text-position="sub 58%"/>
    </style:style>
    <style:style style:name="T167" style:family="text">
      <style:text-properties style:text-position="sub 58%"/>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hreshold at which it constitutes a mass communications system; before that threshold, year-to-year increases in mass media density significantly increase the likelihood of civil war.</text:p>
      <text:h text:style-name="Heading_20_2" text:outline-level="2">Intro</text:h>
      <text:p text:style-name="First_20_paragraph"><draw:frame draw:name="img1" svg:width="0pt" svg:height="0pt"><draw:image xlink:href="Pictures/0.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h text:style-name="Heading_20_2" text:outline-level="2">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7">in</text:span><text:span text:style-name="T108"> </text:span><text:span text:style-name="T109">that</text:span><text:span text:style-name="T110"> </text:span><text:span text:style-name="T111">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2">Prima</text:span><text:span text:style-name="T113"> </text:span><text:span text:style-name="T114">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5">O</text:span><text:span text:style-name="T116">n</text:span><text:span text:style-name="T117">s</text:span><text:span text:style-name="T118">e</text:span><text:span text:style-name="T119">t</text:span><text:span text:style-name="T120">i</text:span><text:span text:style-name="T121">t</text:span> = <text:span text:style-name="T122">α</text:span> + <text:span text:style-name="T123">f</text:span><text:span text:style-name="T124">1</text:span>(<text:span text:style-name="T125">L</text:span><text:span text:style-name="T126">o</text:span><text:span text:style-name="T127">g</text:span><text:span text:style-name="T128">M</text:span><text:span text:style-name="T129">D</text:span><text:span text:style-name="T130">I</text:span><text:span text:style-name="T131">i</text:span><text:span text:style-name="T132">t</text:span>) + <text:span text:style-name="T133">C</text:span><text:span text:style-name="T134">o</text:span><text:span text:style-name="T135">n</text:span><text:span text:style-name="T136">t</text:span><text:span text:style-name="T137">r</text:span><text:span text:style-name="T138">o</text:span><text:span text:style-name="T139">l</text:span><text:span text:style-name="T140">s</text:span><text:span text:style-name="T141">i</text:span><text:span text:style-name="T142">t</text:span><text:span text:style-name="T143">β</text:span> + <text:span text:style-name="T144">ɛ</text:span><text:span text:style-name="T145">i</text:span></text:p>
      <text:p text:style-name="Text_20_body">where the partial-regression function <text:span text:style-name="T146">f</text:span><text:span text:style-name="T147">1</text:span>( ⋅ ) is fit by a smoothing spline (Fox 2002; Wood 2000) and <text:span text:style-name="T148">C</text:span><text:span text:style-name="T149">O</text:span><text:span text:style-name="T150">N</text:span><text:span text:style-name="T151">T</text:span><text:span text:style-name="T152">R</text:span><text:span text:style-name="T153">O</text:span><text:span text:style-name="T154">L</text:span><text:span text:style-name="T155">S</text:span><text:span text:style-name="T156">i</text:span><text:span text:style-name="T157">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58">gam</text:span> in the <text:span text:style-name="T15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Furthermore, to ensure the robustness of the results, all of the models in this section pertaining to this subset of pre-mass communications systems were tested separately using a series lower and higher cutoff values. The main results reported below for changes in MDI under the threshold of mass communications are consistent using a cutoff as low as 4 (13% percentile) and as high as 10 (27% percentile).<text:note text:id="ftn6" text:note-class="footnote"><text:note-citation>7</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7" text:note-class="footnote"><text:note-citation>8</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8" text:note-class="footnote"><text:note-citation>9</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60">X</text:span><text:span text:style-name="T161">t</text:span> − <text:span text:style-name="T162">X</text:span><text:span text:style-name="T163">t</text:span><text:span text:style-name="T164"> </text:span><text:span text:style-name="T165">−</text:span><text:span text:style-name="T166"> </text:span><text:span text:style-name="T167">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9" text:note-class="footnote"><text:note-citation>10</text:note-citation><text:note-body><text:p text:style-name="Footnote">The smallest year-to-year change within this subset is -5.43 and the maximum is 3.41.</text:p></text:note-body></text:note> In other words, year-to-year differences are both substantively pertinent and theoretically appropriate for testing the observable implications of the hypothesis developed above.</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low 0.03 to 0.03. However, when we estimate the same model on only those country-years in the 25th percentile of mass media density (Model 3), we would predict that an increase of 7.65 would cause the probability of civil war onset to increase by an average of 0.51, from 0.02 to 0.53.</text:p>
      <text:p text:style-name="Text_20_body">While the difference between zero MDI and the 25th percentile 7.65 is a useful yardstick with respect to the entire range of <text:span text:style-name="T168">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influences, compared to positive influences, on an already rare type of event. The pacifying effect of levels of MDI as identified by Warren is an inherently small effect because the probability of observing civil war onset is already very small in general. However, the size of the war-before-peace effect is notably larger (and arguably more politically salient) in part for the same reason. Indeed, it is within the 95% confidence bands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Observable Implication 3, namely that television density should have the strongest bellicose effect, whereas newspaper and radio density should have the second and least strongest effects, respectively. Model 4 reveals that controlling for each component, television does appear to have the largest and most statistically robust effect compared to newspaper and radio. However, the model provides no evidence that newspaper or radio have any independent effect.</text:p>
      <text:p text:style-name="Text_20_body"><draw:frame draw:name="img4" svg:width="0pt" svg:height="0pt"><draw:image xlink:href="Pictures/3.pdf" xlink:type="simple" xlink:show="embed" xlink:actuate="onLoad"/></draw:frame></text:p>
      <text:p text:style-name="Text_20_body">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 represent 95% confidence bands. <draw:frame draw:name="img5" svg:width="0pt" svg:height="0pt"><draw:image xlink:href="Pictures/4.pdf" xlink:type="simple" xlink:show="embed" xlink:actuate="onLoad"/></draw:frame> </text:p>
      <text:h text:style-name="Heading_20_1" text:outline-level="1">Conclusion</text:h>
      <text:h text:style-name="Heading_20_1" text:outline-level="1">Supporting Information</text:h>
      <text:p text:style-name="First_20_paragraph"><draw:frame draw:name="img6" svg:width="0pt" svg:height="0pt"><draw:image xlink:href="Pictures/5.pdf" xlink:type="simple" xlink:show="embed" xlink:actuate="onLoad"/></draw:frame></text:p>
      <text:p text:style-name="Text_20_body">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Fox, John. 2002. “Nonparametric Regression.” In <text:span text:style-name="T169">An</text:span><text:span text:style-name="T170"> </text:span><text:span text:style-name="T171">R</text:span><text:span text:style-name="T172"> </text:span><text:span text:style-name="T173">and</text:span><text:span text:style-name="T174"> </text:span><text:span text:style-name="T175">S</text:span><text:span text:style-name="T176">-</text:span><text:span text:style-name="T177">Plus</text:span><text:span text:style-name="T178"> </text:span><text:span text:style-name="T179">Companion</text:span><text:span text:style-name="T180"> </text:span><text:span text:style-name="T181">to</text:span><text:span text:style-name="T182"> </text:span><text:span text:style-name="T183">Applied</text:span><text:span text:style-name="T184"> </text:span><text:span text:style-name="T185">Regression</text:span>, Thousand Oaks, CA. <text:a xlink:type="simple" xlink:href="http://cran.r-project.org/doc/contrib/Fox-Companion/appendix-nonparametric-regression.pdf" office:name=""><text:span text:style-name="Definition">http://cran.r-project.org/doc/contrib/Fox-Companion/appendix-nonparametric-regression.pdf</text:span></text:a>.</text:p>
      <text:p text:style-name="Text_20_body">Frölich, Markus. 2006. “Non-Parametric Regression for Binary Dependent Variables.” <text:span text:style-name="T186">Econometrics</text:span><text:span text:style-name="T187"> </text:span><text:span text:style-name="T188">Journal</text:span> 9(3): 511–40. <text:a xlink:type="simple" xlink:href="http://doi.wiley.com/10.1111/j.1368-423X.2006.00196.x" office:name=""><text:span text:style-name="Definition">http://doi.wiley.com/10.1111/j.1368-423X.2006.00196.x</text:span></text:a>.</text:p>
      <text:p text:style-name="Text_20_body">Gelman, Andrew. 2008. “Scaling Regression Inputs by Dividing by Two Standard Deviations.” <text:span text:style-name="T189">Statistics</text:span><text:span text:style-name="T190"> </text:span><text:span text:style-name="T191">in</text:span><text:span text:style-name="T192"> </text:span><text:span text:style-name="T193">Medicine</text:span> 27(15): 2865–73. <text:a xlink:type="simple" xlink:href="http://doi.wiley.com/10.1002/sim.3107" office:name=""><text:span text:style-name="Definition">http://doi.wiley.com/10.1002/sim.3107</text:span></text:a>.</text:p>
      <text:p text:style-name="Text_20_body">Hintze, Jerry L, and Ray D Nelson. 1998. “Violin Plots: A Box Plot-Density Trace Synergism.” <text:span text:style-name="T194">The</text:span><text:span text:style-name="T195"> </text:span><text:span text:style-name="T196">American</text:span><text:span text:style-name="T197"> </text:span><text:span text:style-name="T198">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99">Journal</text:span><text:span text:style-name="T200"> </text:span><text:span text:style-name="T201">of</text:span><text:span text:style-name="T202"> </text:span><text:span text:style-name="T203">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204">Perspectives</text:span><text:span text:style-name="T205"> </text:span><text:span text:style-name="T206">on</text:span><text:span text:style-name="T207"> </text:span><text:span text:style-name="T208">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209">Designing</text:span><text:span text:style-name="T210"> </text:span><text:span text:style-name="T211">Social</text:span><text:span text:style-name="T212"> </text:span><text:span text:style-name="T213">Inquiry</text:span><text:span text:style-name="T214">:</text:span><text:span text:style-name="T215"> </text:span><text:span text:style-name="T216">Scientific</text:span><text:span text:style-name="T217"> </text:span><text:span text:style-name="T218">Inference</text:span><text:span text:style-name="T219"> </text:span><text:span text:style-name="T220">in</text:span><text:span text:style-name="T221"> </text:span><text:span text:style-name="T222">Qualitative</text:span><text:span text:style-name="T223"> </text:span><text:span text:style-name="T224">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225">Political</text:span><text:span text:style-name="T226"> </text:span><text:span text:style-name="T227">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228">Journal</text:span><text:span text:style-name="T229"> </text:span><text:span text:style-name="T230">of</text:span><text:span text:style-name="T231"> </text:span><text:span text:style-name="T232">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233">Journal</text:span><text:span text:style-name="T234"> </text:span><text:span text:style-name="T235">of</text:span><text:span text:style-name="T236"> </text:span><text:span text:style-name="T237">Conflict</text:span><text:span text:style-name="T238"> </text:span><text:span text:style-name="T239">Resolution</text:span> 48(6): 814–58. <text:a xlink:type="simple" xlink:href="http://jcr.sagepub.com/cgi/doi/10.1177/0022002704269355" office:name=""><text:span text:style-name="Definition">http://jcr.sagepub.com/cgi/doi/10.1177/0022002704269355</text:span></text:a>.</text:p>
      <text:p text:style-name="Text_20_body">Wood, S N. 2000. “Modelling and Smoothing Parameter Estimation with Multiple Quadratic Penalties.” <text:span text:style-name="T240">Journal</text:span><text:span text:style-name="T241"> </text:span><text:span text:style-name="T242">of</text:span><text:span text:style-name="T243"> </text:span><text:span text:style-name="T244">the</text:span><text:span text:style-name="T245"> </text:span><text:span text:style-name="T246">Royal</text:span><text:span text:style-name="T247"> </text:span><text:span text:style-name="T248">Statistical</text:span><text:span text:style-name="T249"> </text:span><text:span text:style-name="T250">Society</text:span><text:span text:style-name="T251"> </text:span><text:span text:style-name="T252">(</text:span><text:span text:style-name="T253">B</text:span><text:span text:style-name="T254">)</text:span> 62(2): 413–28. <text:a xlink:type="simple" xlink:href="http://onlinelibrary.wiley.com/doi/10.1111/1467-9868.00240/abstract" office:name=""><text:span text:style-name="Definition">http://onlinelibrary.wiley.com/doi/10.1111/1467-9868.00240/abstr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